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7092" officeooo:paragraph-rsid="001670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DE INICIACIÓN, HENRY FORD. TEMA 1</text:p>
      <text:p text:style-name="P1"/>
      <text:p text:style-name="P1">1- ¿Cuales son las ventajas e inconvenientes de crear tu propia empresa?</text:p>
      <text:p text:style-name="P1"><text:tab/>Ser tu propio jefe y poder delegar la mayoria de los proyectos</text:p>
      <text:p text:style-name="P1">2- ¿Que ocurre si no se tiene éxito a la primera en el mundo empresarial?</text:p>
      <text:p text:style-name="P1"/>
      <text:p text:style-name="P1">3- ¿Que cualidades deduces que poseía Henry Ford y que contribuyeron a su éxito en el mundo de los negocios?</text:p>
      <text:p text:style-name="P1"/>
      <text:p text:style-name="P1">5- ¿Puede actuar como emprendedor un funcionario o un trabajador por cuenta ajena?</text:p>
      <text:p text:style-name="P1"/>
      <text:p text:style-name="P1">6- ¿En los negocios se arriesga o solo arriesgan los imprudentes?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9-16T13:10:23.256000000</meta:creation-date>
    <dc:date>2024-09-16T13:17:09.417000000</dc:date>
    <meta:editing-duration>PT6M46S</meta:editing-duration>
    <meta:editing-cycles>1</meta:editing-cycles>
    <meta:document-statistic meta:table-count="0" meta:image-count="0" meta:object-count="0" meta:page-count="1" meta:paragraph-count="7" meta:word-count="90" meta:character-count="506" meta:non-whitespace-character-count="422"/>
    <meta:generator>LibreOffice/7.2.0.4$Windows_X86_64 LibreOffice_project/9a9c6381e3f7a62afc1329bd359cc48accb6435b</meta:generator>
  </office:meta>
</office:document-meta>
</file>